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0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ccffcc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office:value-type="string">
            <text:p>Notes: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:.F3])" office:value-type="float" office:value="1">
            <text:p>1</text:p>
          </table:table-cell>
          <table:table-cell office:value-type="string">
            <text:p>Questions 4 and 10 are virtually the same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F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5:.F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B6:.F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:.F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B8:.F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9:.F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B10:.F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2:.F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SUM([.B13:.F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4:.F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SUM([.B15:.F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:.F1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17:.F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SUM([.B18:.F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19:.F19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20:.F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:.F2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2:.F2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SUM([.B23:.F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4:.F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:.F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6:.F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7:.F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SUM([.B28:.F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9:.F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SUM([.B30:.F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31:.F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32:.F32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3:.F32]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33]/[.G34])" office:value-type="percentage" office:value="0.0633333333333333">
            <text:p>6.3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3:.F32])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ount Vectoriz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40:.F4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1:.F4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2:.F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43:.F4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44:.F4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formula="of:=SUM([.B45:.F45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46:.F4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47:.F47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formula="of:=SUM([.B48:.F4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9:.F4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0:.F5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1:.F5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52:.F5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3:.F5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54:.F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55:.F5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6:.F5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</text:p>
          </table:table-cell>
          <table:table-cell table:formula="of:=SUM([.B57:.F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8:.F5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2">
            <text:p>2</text:p>
          </table:table-cell>
          <table:table-cell table:formula="of:=SUM([.B59:.F59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60:.F6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B61:.F6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62:.F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63:.F6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64:.F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65:.F6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table:formula="of:=SUM([.B66:.F6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67:.F6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68:.F6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69:.F69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40:.F69])" office:value-type="float" office:value="173">
            <text:p>17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70]/[.G71])" office:value-type="percentage" office:value="0.576666666666667">
            <text:p>57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40:.F69])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77:.F77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78:.F7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79:.F7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0:.F8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1:.F8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formula="of:=SUM([.B82:.F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3:.F8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4:.F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5:.F8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6:.F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7:.F8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8:.F8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9:.F8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0:.F9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91:.F9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2:.F9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93:.F93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94:.F9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95:.F9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6:.F9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97:.F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8:.F9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9:.F99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0:.F100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101:.F101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2:.F10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3:.F10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4:.F10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5:.F10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6:.F106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77:.F106]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07]/[.G108])" office:value-type="percentage" office:value="0.426666666666667">
            <text:p>42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77:.F106]))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14:.F114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formula="of:=SUM([.B115:.F115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6:.F1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7:.F11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8:.F118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9:.F11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20:.F12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1:.F12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122:.F12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3:.F12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4:.F124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25:.F12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6:.F12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7:.F12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8:.F12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29:.F12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30:.F130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131:.F13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32:.F13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33:.F1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34:.F13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5:.F13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36:.F1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7:.F1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38:.F13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39:.F13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40:.F14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41:.F141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42:.F14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43:.F143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14:.F143])" office:value-type="float" office:value="189">
            <text:p>189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44]/[.G145])" office:value-type="percentage" office:value="0.63">
            <text:p>63.0%</text:p>
          </table:table-cell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14:.F143]))" office:value-type="float" office:value="20">
            <text:p>20</text:p>
          </table:table-cell>
          <table:table-cell table:style-name="ce5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FIDF trial 3: Expert, question only (no background); EVEN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51:.F15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52:.F15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53:.F15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formula="of:=SUM([.B154:.F1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55:.F15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156:.F15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57:.F157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58:.F15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59:.F15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60:.F16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61:.F16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62:.F16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63:.F163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5" office:value-type="float" office:value="1">
            <text:p>1</text:p>
          </table:table-cell>
          <table:table-cell table:formula="of:=SUM([.B164:.F164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65:.F16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66:.F166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167:.F16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68:.F16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9:.F16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70:.F17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71:.F17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2">
            <text:p>2</text:p>
          </table:table-cell>
          <table:table-cell table:formula="of:=SUM([.B172:.F172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table:formula="of:=SUM([.B173:.F17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74:.F17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75:.F17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76:.F176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77:.F177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SUM([.B178:.F17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B179:.F179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80:.F180]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51:.F180])" office:value-type="float" office:value="194">
            <text:p>19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81]/[.G182])" office:value-type="percentage" office:value="0.646666666666667">
            <text:p>64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51:.F180])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DA Trial 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mmon words in results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88:.F188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89:.F189])" office:value-type="float" office:value="0">
            <text:p>0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90:.F190])" office:value-type="float" office:value="1">
            <text:p>1</text:p>
          </table:table-cell>
          <table:table-cell office:value-type="string">
            <text:p>“Administer”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</text:p>
          </table:table-cell>
          <table:table-cell table:formula="of:=SUM([.B191:.F191])" office:value-type="float" office:value="0">
            <text:p>0</text:p>
          </table:table-cell>
          <table:table-cell office:value-type="string">
            <text:p>“Statistical”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2:.F192])" office:value-type="float" office:value="1">
            <text:p>1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3:.F19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194:.F194])" office:value-type="float" office:value="0">
            <text:p>0</text:p>
          </table:table-cell>
          <table:table-cell office:value-type="string">
            <text:p>“pulse”, “oxygen”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1">
            <text:p>1</text:p>
          </table:table-cell>
          <table:table-cell table:formula="of:=SUM([.B195:.F195])" office:value-type="float" office:value="1">
            <text:p>1</text:p>
          </table:table-cell>
          <table:table-cell office:value-type="string">
            <text:p>“routine”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6:.F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97:.F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8:.F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99:.F199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0:.F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1:.F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202:.F20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3:.F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04:.F204])" office:value-type="float" office:value="3">
            <text:p>3</text:p>
          </table:table-cell>
          <table:table-cell office:value-type="string">
            <text:p>“diagnostic”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5:.F20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06:.F2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SUM([.B207:.F207])" office:value-type="float" office:value="0">
            <text:p>0</text:p>
          </table:table-cell>
          <table:table-cell office:value-type="string">
            <text:p>“examination”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8:.F208])" office:value-type="float" office:value="0">
            <text:p>0</text:p>
          </table:table-cell>
          <table:table-cell office:value-type="string">
            <text:p>“parenting”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09:.F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10:.F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11:.F211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12:.F21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3:.F2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14:.F214])" office:value-type="float" office:value="0">
            <text:p>0</text:p>
          </table:table-cell>
          <table:table-cell office:value-type="string">
            <text:p>“estimation”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15:.F21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SUM([.B216:.F216])" office:value-type="float" office:value="0">
            <text:p>0</text:p>
          </table:table-cell>
          <table:table-cell office:value-type="string">
            <text:p>“thrombosis”</text:p>
          </table:table-cell>
          <table:table-cell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217:.F217])" office:value-type="float" office:value="0">
            <text:p>0</text:p>
          </table:table-cell>
          <table:table-cell office:value-type="string">
            <text:p>“hypertension”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88:.F217]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218]/[.G219])" office:value-type="percentage" office:value="0.0366666666666667">
            <text:p>3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88:.F217]))" office:value-type="float" office:value="24">
            <text:p>24</text:p>
          </table:table-cell>
          <table:table-cell office:value-type="string">
            <text:p>This is probably because the algorithm just selects the top papers for whatever topic is most prominent in the query. This isn't very effective for narrowing down on specific papers.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DA, 100 topics, alpha=0.01, eta=0.1, fixed search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mmon words in results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225:.F22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formula="of:=SUM([.B226:.F22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7" table:formula="of:=SUM([.B227:.F22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7" table:formula="of:=SUM([.B228:.F228])" office:value-type="float" office:value="0">
            <text:p>0</text:p>
          </table:table-cell>
          <table:table-cell office:value-type="string">
            <text:p>Cancer-related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229:.F229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string">
            <text:p>d</text:p>
          </table:table-cell>
          <table:table-cell table:formula="of:=SUM([.B230:.F230])"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231:.F231])" office:value-type="float" office:value="3">
            <text:p>3</text:p>
          </table:table-cell>
          <table:table-cell office:value-type="string">
            <text:p>What are the results of remdesivir trials for the treatment of COVID-19?</text:p>
          </table:table-cell>
          <table:table-cell office:value-type="string">
            <text:p>In Vitro Assessment of the Antiviral Activity of Ketotifen, Indomethacin and Naproxen, Alone and in Combination, against SARS-CoV-2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232:.F232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233:.F23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34:.F23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formula="of:=SUM([.B235:.F235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formula="of:=SUM([.B236:.F23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237:.F237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8:.F238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239:.F23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40:.F24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41:.F24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242:.F242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f:=SUM([.B243:.F24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244:.F24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245:.F245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8" table:formula="of:=SUM([.B246:.F2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style-name="ce9" table:formula="of:=SUM([.B247:.F247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2">
            <text:p>2</text:p>
          </table:table-cell>
          <table:table-cell table:style-name="ce9" table:formula="of:=SUM([.B248:.F248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SUM([.B249:.F249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50:.F25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51:.F25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252:.F25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5" office:value-type="float" office:value="1">
            <text:p>1</text:p>
          </table:table-cell>
          <table:table-cell table:formula="of:=SUM([.B253:.F253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254:.F254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225:.F254])" office:value-type="float" office:value="148">
            <text:p>14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255]/[.G256])" office:value-type="percentage" office:value="0.493333333333333">
            <text:p>49.3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225:.F254]))" office:value-type="float" office:value="5">
            <text:p>5</text:p>
          </table:table-cell>
          <table:table-cell table:number-columns-repeated="2"/>
        </table:table-row>
        <table:table-row table:style-name="ro2" table:number-rows-repeated="104831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19/05/2021</text:date>, <text:time>18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9T18:55:07.36</dc:date>
    <dc:creator>Oliver Lean</dc:creator>
    <meta:editing-duration>PT22H59M22S</meta:editing-duration>
    <meta:editing-cycles>227</meta:editing-cycles>
    <meta:document-statistic meta:table-count="3" meta:cell-count="1610" meta:object-count="0"/>
  </office:meta>
</office:document-meta>
</file>